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2" style:parent-style-name="Standard" style:family="paragraph">
      <style:paragraph-properties fo:text-align="justify"/>
      <style:text-properties style:font-name="Tahoma" style:font-name-complex="Arial"/>
    </style:style>
    <style:style style:name="P13" style:parent-style-name="Standard" style:family="paragraph">
      <style:paragraph-properties fo:text-align="justify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olumn15" style:family="table-column">
      <style:table-column-properties style:column-width="0.9791in" style:use-optimal-column-width="false"/>
    </style:style>
    <style:style style:name="TableColumn16" style:family="table-column">
      <style:table-column-properties style:column-width="0.8541in" style:use-optimal-column-width="false"/>
    </style:style>
    <style:style style:name="TableColumn17" style:family="table-column">
      <style:table-column-properties style:column-width="3.25in" style:use-optimal-column-width="false"/>
    </style:style>
    <style:style style:name="TableColumn18" style:family="table-column">
      <style:table-column-properties style:column-width="1.1618in" style:use-optimal-column-width="false"/>
    </style:style>
    <style:style style:name="Table14" style:family="table">
      <style:table-properties style:width="6.2451in" fo:margin-left="0.0256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1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7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3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3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justify"/>
      <style:text-properties style:font-name="Tahoma" style:font-name-complex="Arial" fo:font-size="10pt" style:font-size-asian="10pt" style:font-size-complex="10pt" fo:language="es" fo:country="ES"/>
    </style:style>
    <style:style style:name="TableCell3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6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justify"/>
      <style:text-properties style:font-name="Tahoma" style:font-name-complex="Arial" fo:font-size="10pt" style:font-size-asian="10pt" style:font-size-complex="10pt" fo:language="es" fo:country="ES"/>
    </style:style>
    <style:style style:name="TableCell44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  <style:text-properties style:font-name-complex="Arial" style:font-weight-complex="bold" style:font-size-complex="10pt" style:language-asian="en" style:country-asian="US"/>
    </style:style>
    <style:style style:name="P49" style:parent-style-name="Textbody" style:family="paragraph">
      <style:paragraph-properties fo:text-align="justify"/>
      <style:text-properties style:font-name-complex="Arial" style:font-weight-complex="bold" style:font-size-complex="10pt" style:language-asian="en" style:country-asian="US"/>
    </style:style>
    <style:style style:name="P50" style:parent-style-name="Textbody" style:family="paragraph">
      <style:paragraph-properties fo:text-align="justify"/>
      <style:text-properties style:font-name-complex="Arial" style:font-weight-complex="bold" style:font-size-complex="10pt" style:language-asian="en" style:country-asian="US"/>
    </style:style>
    <style:style style:name="TableColumn52" style:family="table-column">
      <style:table-column-properties style:column-width="1.8125in" style:use-optimal-column-width="false"/>
    </style:style>
    <style:style style:name="TableColumn53" style:family="table-column">
      <style:table-column-properties style:column-width="3.5159in" style:use-optimal-column-width="false"/>
    </style:style>
    <style:style style:name="Table51" style:family="table">
      <style:table-properties style:width="5.3284in" fo:margin-left="0.5256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3" style:parent-style-name="Fonteparág.padrão" style:family="text">
      <style:text-properties style:font-name="Tahoma" fo:font-size="10pt" style:font-size-asian="10pt" style:font-size-complex="10pt"/>
    </style:style>
    <style:style style:name="T64" style:parent-style-name="Fonteparág.padrão" style:family="text">
      <style:text-properties style:font-name="Tahoma" style:font-name-complex="Arial" fo:font-size="10pt" style:font-size-asian="10pt" style:font-size-complex="10pt" style:language-asian="en" style:country-asian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ahoma" fo:color="#000000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ahoma" fo:color="#000000" fo:font-size="10pt" style:font-size-asian="10pt" style:font-size-complex="10pt"/>
    </style:style>
    <style:style style:name="TableColumn76" style:family="table-column">
      <style:table-column-properties style:column-width="1.177in" style:use-optimal-column-width="false"/>
    </style:style>
    <style:style style:name="TableColumn77" style:family="table-column">
      <style:table-column-properties style:column-width="2.802in" style:use-optimal-column-width="false"/>
    </style:style>
    <style:style style:name="TableColumn78" style:family="table-column">
      <style:table-column-properties style:column-width="1.3493in" style:use-optimal-column-width="false"/>
    </style:style>
    <style:style style:name="Table75" style:family="table">
      <style:table-properties style:width="5.3284in" fo:margin-left="0.5256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ahoma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ahoma" fo:color="#000000"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ahoma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ahoma" fo:color="#000000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ahoma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ahoma" fo:color="#000000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ahoma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ahoma" fo:color="#000000" fo:font-size="10pt" style:font-size-asian="10pt" style:font-size-complex="10pt"/>
    </style:style>
    <style:style style:name="P114" style:parent-style-name="Standard" style:family="paragraph">
      <style:text-properties style:font-name-complex="Arial" fo:font-size="14pt" style:font-size-asian="14pt" style:font-size-complex="14pt"/>
    </style:style>
    <style:style style:name="P115" style:parent-style-name="Textbody" style:family="paragraph">
      <style:paragraph-properties fo:text-align="justify"/>
      <style:text-properties style:font-name-complex="Arial" style:font-size-complex="10pt" style:language-asian="en" style:country-asian="US"/>
    </style:style>
    <style:style style:name="P116" style:parent-style-name="Textbody" style:family="paragraph">
      <style:paragraph-properties fo:text-align="justify"/>
      <style:text-properties style:font-name-complex="Arial" style:font-size-complex="10pt" style:language-asian="en" style:country-asian="US"/>
    </style:style>
    <style:style style:name="P11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1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1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7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8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9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0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1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2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3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4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5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6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7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8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9" style:parent-style-name="Textbody" style:family="paragraph">
      <style:text-properties style:font-name-complex="Arial" style:font-size-complex="10pt"/>
    </style:style>
    <style:style style:name="P180" style:parent-style-name="Textbody" style:family="paragraph">
      <style:text-properties style:font-name-complex="Arial" style:font-size-complex="10pt"/>
    </style:style>
    <style:style style:name="P181" style:parent-style-name="Standard" style:family="paragraph">
      <style:text-properties style:font-name="Verdana" style:font-name-complex="Arial" text:display="none" fo:font-size="10pt" style:font-size-asian="10pt" style:font-size-complex="10pt"/>
    </style:style>
    <style:style style:name="P182" style:parent-style-name="Standard" style:family="paragraph">
      <style:text-properties style:font-name="Verdana" style:font-name-complex="Arial" text:display="none" fo:font-size="10pt" style:font-size-asian="10pt" style:font-size-complex="10pt"/>
    </style:style>
    <style:style style:name="P183" style:parent-style-name="Standard" style:family="paragraph">
      <style:text-properties style:font-name="Verdana" style:font-name-complex="Arial" text:display="none" fo:font-size="10pt" style:font-size-asian="10pt" style:font-size-complex="10pt"/>
    </style:style>
  </office:automatic-styles>
  <office:body>
    <office:text text:use-soft-page-breaks="true">
      <text:p text:style-name="P1"/>
      <text:p text:style-name="P9">Food Delivery Web</text:p>
      <text:p text:style-name="P10">Documento de Visão</text:p>
      <text:p text:style-name="P11"/>
      <text:p text:style-name="P12">Histórico de Revisões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a</text:p>
          </table:table-cell>
          <table:table-cell table:style-name="TableCell22">
            <text:p text:style-name="P23">Versão</text:p>
          </table:table-cell>
          <table:table-cell table:style-name="TableCell24">
            <text:p text:style-name="P25">Descrição</text:p>
          </table:table-cell>
          <table:table-cell table:style-name="TableCell26">
            <text:p text:style-name="P27">Autor</text:p>
          </table:table-cell>
        </table:table-row>
        <table:table-row table:style-name="TableRow28">
          <table:table-cell table:style-name="TableCell29">
            <text:p text:style-name="P30">10/10/2009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Criação do documento de visão</text:p>
          </table:table-cell>
          <table:table-cell table:style-name="TableCell35">
            <text:p text:style-name="P36">estevaobissoli</text:p>
          </table:table-cell>
        </table:table-row>
        <table:table-row table:style-name="TableRow37">
          <table:table-cell table:style-name="TableCell38">
            <text:p text:style-name="P39">15/10/2009</text:p>
          </table:table-cell>
          <table:table-cell table:style-name="TableCell40">
            <text:p text:style-name="P41">1.1</text:p>
          </table:table-cell>
          <table:table-cell table:style-name="TableCell42">
            <text:p text:style-name="P43">Revisão do documento de<text:s/>visão</text:p>
          </table:table-cell>
          <table:table-cell table:style-name="TableCell44">
            <text:p text:style-name="P45">Janaina</text:p>
          </table:table-cell>
        </table:table-row>
      </table:table>
      <text:p text:style-name="Textbody"/>
      <text:h text:style-name="Heading1" text:outline-level="1">Objetivo</text:h>
      <text:p text:style-name="P46">O objetivo deste documento é contextualizar e descrever o problema, informar como o mesmo está sendo abordado atualmente e propor uma solução, definindo o seu escopo e identificando as restrições que a limitam.</text:p>
      <text:p text:style-name="P47">Relaciona ainda os<text:s/>envolvidos e usuários, assim como descreve os requisitos de negócio que devem ser atendidos. Dessa forma, este documento fornece insumos para o acordo com o cliente, a estimativa de esforço e o desenvolvimento da solução.</text:p>
      <text:h text:style-name="Heading1" text:outline-level="1">Referências</text:h>
      <text:p text:style-name="Textbody">Site RestauranteWeb –<text:s/><text:a xlink:href="http://www.restauranteweb.com.br/" office:target-frame-name="_top" xlink:show="replace">http://www.restauranteweb.com.br</text:a></text:p>
      <text:p text:style-name="Textbody">MACA (Middleware de Autenticação e Controle de Acesso) -<text:s/><text:a xlink:href="http://maca.sourceforge.net/" office:target-frame-name="_top" xlink:show="replace">http://maca.sourceforge.net/</text:a></text:p>
      <text:h text:style-name="Heading1" text:outline-level="1">Visão Geral do Problema</text:h>
      <text:p text:style-name="P48">A carteira de clientes de pequenos e médios estabelecimentos do ramo alimentícia geralmente se restringe a um bairro ou uma determinada região específica, limitando sua receita. Além disso, quando possuem serviço de entrega (delivery) por telefone, há uma dificuldade de exibir o menu de opções para o cliente, que muitas vezes passa seguidos minutos ao telefone para examinar as variedades e preços do estabelecimento, se tornando muitas vezes uma situação desgastante, tanto para o estabelecimento, que poderia estar atendendo<text:s/>outros clientes, agilizando o serviço e aumentando sua receita, quanto para o cliente, que perde muito tempo para simplesmente selecionar uma opção. Além disso, por falta de conhecimento, ou de uma rede centralizada de estabelecimentos desse ramo, o cliente desconhece outras opções que poderiam satisfazê-lo.</text:p>
      <text:h text:style-name="Heading1" text:outline-level="1">Visão Geral do Ambiente Atual</text:h>
      <text:p text:style-name="P49">Cada vez mais as pessoas estão preferindo realizar suas compras e efetuar seus débitos da sua própria casa, seja por causa da violência urbana, ou simplesmente pela comodidade oferecida por este tipo de serviço.</text:p>
      <text:p text:style-name="P50">Grande parte dos estabelecimentos do ramo alimentício, principalmente os que estão ligado aos chamados “fast foods” ou pizzarias oferecem serviço de “delivery” por telefone. Normalmente, o cliente liga para o estabelecimento, solicita a lista de opções, o estabelecimento anota o pedido, realiza o cadastro do cliente em um sistema ou em um formulário impresso e em seguida, se o endereço do cliente estiver em uma área coberta pelo atendimento, o pedido é entregue.</text:p>
      <text:soft-page-break/>
      <text:h text:style-name="Heading1" text:outline-level="1">Envolvidos</text:h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Função/Papel</text:p>
          </table:table-cell>
          <table:table-cell table:style-name="TableCell57">
            <text:p text:style-name="P58">Descrição</text:p>
          </table:table-cell>
        </table:table-row>
        <table:table-row table:style-name="TableRow59">
          <table:table-cell table:style-name="TableCell60">
            <text:p text:style-name="P61">Mantenedor da “praça” online de estabelecimentos alimentícios</text:p>
          </table:table-cell>
          <table:table-cell table:style-name="TableCell62">
            <text:p text:style-name="TableContents"><text:span text:style-name="T63">Responsável<text:s/></text:span><text:span text:style-name="T64">pela instalação e manutenção do aplicativo e pelas “parcerias” com estabelecimentos</text:span></text:p>
          </table:table-cell>
        </table:table-row>
        <table:table-row table:style-name="TableRow65">
          <table:table-cell table:style-name="TableCell66">
            <text:p text:style-name="P67">Estabelecimento do ramo alimentício de pequeno e médio porte</text:p>
          </table:table-cell>
          <table:table-cell table:style-name="TableCell68">
            <text:p text:style-name="P69">“Cliente” do mantenedor da praça online dos estabelecimentos deste tipo. Responsável por disponibilizar os cardápios e atender aos pedidos.</text:p>
          </table:table-cell>
        </table:table-row>
        <table:table-row table:style-name="TableRow70">
          <table:table-cell table:style-name="TableCell71">
            <text:p text:style-name="P72">Cliente do estabelecimento</text:p>
          </table:table-cell>
          <table:table-cell table:style-name="TableCell73">
            <text:p text:style-name="P74">Dispara solicitações de entrega para os estabelecimentos</text:p>
          </table:table-cell>
        </table:table-row>
      </table:table>
      <text:p text:style-name="Standard"/>
      <text:h text:style-name="Heading1" text:outline-level="1">Usuários</text:h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Função/Papel</text:p>
          </table:table-cell>
          <table:table-cell table:style-name="TableCell82">
            <text:p text:style-name="P83">Descrição</text:p>
          </table:table-cell>
          <table:table-cell table:style-name="TableCell84">
            <text:p text:style-name="P85">Envolvido</text:p>
          </table:table-cell>
        </table:table-row>
        <table:table-row table:style-name="TableRow86">
          <table:table-cell table:style-name="TableCell87">
            <text:p text:style-name="P88">Administrador</text:p>
          </table:table-cell>
          <table:table-cell table:style-name="TableCell89">
            <text:p text:style-name="P90">Responsável pela configuração e funcionamento do sistema. Organiza e controla os estabelecimentos no sistema</text:p>
          </table:table-cell>
          <table:table-cell table:style-name="TableCell91">
            <text:p text:style-name="P92">Mantenedor da “praça” online</text:p>
          </table:table-cell>
        </table:table-row>
        <table:table-row table:style-name="TableRow93">
          <table:table-cell table:style-name="TableCell94">
            <text:p text:style-name="P95">Gestor do estabelecimento</text:p>
          </table:table-cell>
          <table:table-cell table:style-name="TableCell96">
            <text:p text:style-name="P97">Tem acesso a relatórios gerenciais do seu estabelecimento no<text:s/>sistema, pode realizar atendimentos e é responsável pela disponibilização do cardápio</text:p>
          </table:table-cell>
          <table:table-cell table:style-name="TableCell98">
            <text:p text:style-name="P99">Estabelecimento do ramo alimentício</text:p>
          </table:table-cell>
        </table:table-row>
        <table:table-row table:style-name="TableRow100">
          <table:table-cell table:style-name="TableCell101">
            <text:p text:style-name="P102">Atendente</text:p>
          </table:table-cell>
          <table:table-cell table:style-name="TableCell103">
            <text:p text:style-name="P104">Tem a função de atender as solicitações geradas no sistema pelos clientes para seu estabelecimento</text:p>
          </table:table-cell>
          <table:table-cell table:style-name="TableCell105">
            <text:p text:style-name="P106">Estabelecimentos do ramo<text:s/>alimentício</text:p>
          </table:table-cell>
        </table:table-row>
        <table:table-row table:style-name="TableRow107">
          <table:table-cell table:style-name="TableCell108">
            <text:p text:style-name="P109">Cliente</text:p>
          </table:table-cell>
          <table:table-cell table:style-name="TableCell110">
            <text:p text:style-name="P111">Realiza pedidos em diversos estabelecimentos</text:p>
          </table:table-cell>
          <table:table-cell table:style-name="TableCell112">
            <text:p text:style-name="P113">Cliente do estabelecimento</text:p>
          </table:table-cell>
        </table:table-row>
      </table:table>
      <text:p text:style-name="P114"/>
      <text:h text:style-name="Heading1" text:outline-level="1">Visão Geral da Solução Proposta</text:h>
      <text:p text:style-name="P115">A presente solução proposta, objetiva produzir um sistema que será utilizado como uma praça de alimentação online. Não é um dos<text:s/>objetivos do projeto fazer a implantação desta praça de alimentação, apenas desenvolver a aplicação que a tornará possível. Este sistema será um portal de compras de alimentos preparados (pratos). O(s) responsável(is) pela instalação e manutenção do aplicativo farão “parcerias” com estabelecimentos que fornecerão os pratos, esses pratos serão cadastrados neste portal e estarão disponíveis para serem comprados por usuários que se auto-cadastrarão no portal.<text:tab/></text:p>
      <text:p text:style-name="P116">A quase onipresença da internet nas grandes<text:s/>cidades tem feito com que muitos estabelecimentos passem a oferecer a seus clientes a modalidade de pedidos de pratos via web. Entretanto muitos outros ainda estão excluídos desse processo. A disponibilização de pratos para compras online não é tarefa simples e estabelecimentos pequenos normalmente não se interessam em investir para disponibilizar esse serviço aos seus clientes. Aplicativos como o Food Delivery Web podem democratizar a disponibilização desse serviço, aumentando o leque de possíveis consumidores desses estabelecimentos. Além disso, um aplicativo como este elimina os contatos telefônicos e seus problemas como linha ocupada, filas de espera, etc. e permite ao usuário acessar o cardápio com preços, fotos, descrição, sem necessidade de perguntas<text:s/>pelo telefone.</text:p>
      <text:h text:style-name="Heading1" text:outline-level="1">Requisitos de Negócio</text:h>
      <text:h text:style-name="Heading2" text:outline-level="2">Funcionais</text:h>
      <text:p text:style-name="P117">RQN1 - Manter Cliente</text:p>
      <text:p text:style-name="P118">A qualquer momento o administrador poderá incluir ou alterar ou excluir ou consultar clientes, sendo necessário para tanto que informe: nome, email, senha, endereço, ponto de referência,<text:s/>CEP, telefone fixo, celular, data de nascimento, sexo e CPF.</text:p>
      <text:p text:style-name="P119"/>
      <text:p text:style-name="P120">RQN2 - Manter CEP</text:p>
      <text:p text:style-name="P121">A qualquer momento o administrador poderá incluir ou alterar ou excluir ou consultar CEP's, sendo necessário para tanto que informe: número do CEP, logradouro, bairro, cidade<text:s/>e estado.</text:p>
      <text:p text:style-name="P122"/>
      <text:p text:style-name="P123">RQN3 - Manter Estabelecimento</text:p>
      <text:p text:style-name="P124">A qualquer momento o administrador poderá incluir ou alterar ou excluir ou consultar estabelecimentos, sendo necessário para tanto que informe: nome do estabelecimento, CNPJ, slogan, endereço, CEP, email, telefone fixo, responsável, celular do responsável, tempo de entrega, custo de entrega, formas de pagamento aceitas, dias de funcionamento, horário de abertura e horário de encerramento. Para cada estabelecimento será permitido ao gestor do estabelecimento à atualização do slogan, endereço, CEP, email, telefone fixo, responsável, celular do responsável, tempo de entrega, custo de entrega, formas de pagamento aceitas, dias de funcionamento, horário de abertura e horário de encerramento.</text:p>
      <text:p text:style-name="P125"/>
      <text:p text:style-name="P126">RQN4 - Manter Cardápio</text:p>
      <text:p text:style-name="P127">A qualquer momento o gestor do estabelecimento poderá incluir ou alterar ou excluir ou consultar cardápios, sendo necessário para tanto que informe: nome do cardápio. Um estabelecimento poderá ter um ou mais cardápios. O sistema deve associar automaticamente o cardápio ao estabelecimento do gestor do estabelecimento.</text:p>
      <text:p text:style-name="P128"/>
      <text:p text:style-name="P129">RQN5 - Manter Prato</text:p>
      <text:p text:style-name="P130">A qualquer momento o gestor do estabelecimento poderá incluir ou alterar ou excluir ou consultar pratos, sendo necessário para tanto que informe: nome do prato, descrição, foto do<text:s/>prato, tamanho, valor e cardápio associado. Um cardápio poderá ter um ou mais pratos. As opções de cardápio deverão ser exibidas de acordo com o estabelecimento do gestor do estabelecimento.</text:p>
      <text:p text:style-name="P131"/>
      <text:p text:style-name="P132">RQN6 - Manter Pedido</text:p>
      <text:p text:style-name="P133">A qualquer momento o gestor do estabelecimento ou o atendente poderá incluir ou consultar pedidos, sendo necessário para tanto que informe: cliente, pratos com a respectiva quantidade e seu valor unitário, data e hora do pedido, data e hora da entrega, observação, forma de pagamento, valor total do pedido e situação (na fila, cancelado ou finalizado). O pedido sempre estará associado a um estabelecimento. O administrador do sistema ou gestor do estabelecimento poderão excluir qualquer pedido, sendo que o mesmo somente será desativado do sistema.</text:p>
      <text:p text:style-name="P134"/>
      <text:p text:style-name="P135">RQN7 - Manter Formas de pagamento</text:p>
      <text:p text:style-name="P136">A qualquer momento o administrador poderá incluir ou alterar ou excluir ou consultar formas de pagamento, sendo necessário para tanto que informe: nome do tipo de pagamento e ícone ilustrativo.</text:p>
      <text:p text:style-name="P137"/>
      <text:p text:style-name="P138">RQN8 - Efetuar cadastro</text:p>
      <text:p text:style-name="P139">A qualquer momento o cliente poderá incluir ou alterar ou consultar seu cadastro, sendo necessário para tanto que informe: nome, email, senha, endereço, ponto de referência, CEP, telefone fixo, celular, data de nascimento, sexo e CPF.</text:p>
      <text:p text:style-name="P140"/>
      <text:p text:style-name="P141">RQN9 - Agendar entrega<text:s/>de pedido</text:p>
      <text:p text:style-name="P142">No momento da solicitação do pedido, será permitido ao cliente, opcionalmente, o agendamento do pedido, sendo necessário para tanto que informe: data e hora de entrega do pedido. A data e hora de entrega devem respeitar o limite de tempo de entrega do estabelecimento.</text:p>
      <text:p text:style-name="P143"/>
      <text:p text:style-name="P144">RQN10 - Pesquisar Pedidos</text:p>
      <text:p text:style-name="P145">A qualquer momento o cliente poderá pesquisar seus pedidos, opcionalmente poderá informar: número do pedido ou estabelecimento como filtro da pesquisa.</text:p>
      <text:p text:style-name="P146"/>
      <text:p text:style-name="P147">RQN11 - Exibir Estabelecimentos</text:p>
      <text:p text:style-name="P148">A qualquer momento o<text:s/>cliente poderá exibir a lista de estabelecimentos.</text:p>
      <text:p text:style-name="P149"/>
      <text:p text:style-name="P150">RQN12 - Exibir Cardápio</text:p>
      <text:p text:style-name="P151">A qualquer momento o cliente poderá exibir a lista de cardápios de um determinado estabelecimento.</text:p>
      <text:p text:style-name="P152"/>
      <text:p text:style-name="P153">RQN13 - Exibir Prato</text:p>
      <text:p text:style-name="P154">A qualquer momento o cliente poderá exibir a lista de pratos de um determinado cardápio de um estabelecimento, sendo permitido adicionar pratos à lista do pedido.</text:p>
      <text:p text:style-name="P155"/>
      <text:p text:style-name="P156">RQN14 - Solicitar pedido</text:p>
      <text:p text:style-name="P157">A qualquer momento o cliente poderá solicitar o pedido a um estabelecimento, respeitando as datas e horário de funcionamento do estabelecimento. Para tanto será necessário que informe: pratos com a respectiva quantidade de cada um e forma de pagamento. O pedido deverá estar associado ao cliente previamente cadastrado e “logado” no sistema. O sistema registrará automaticamente o estabelecimento, valor unitário de cada prato, o custo de entrega agregado ao valor total e as datas e hora de pedido e entrega. Além disso, notificará o estabelecimento por aviso no sistema e email.</text:p>
      <text:p text:style-name="P158"/>
      <text:p text:style-name="P159">RQN15 - Registrar avaliação de restaurante</text:p>
      <text:p text:style-name="P160">No momento que o pedido estiver no estado finalizado, será permitido ao cliente a avaliação do estabelecimento informando em uma escala de 1 a 5 o serviço como um todo.</text:p>
      <text:p text:style-name="P161"/>
      <text:p text:style-name="P162">RQN16 - Consultar Pedidos por estabelecimento e período</text:p>
      <text:p text:style-name="P163">A qualquer momento o administrador ou gestor do estabelecimento poderá gerar um relatório com informações de pedidos de cliente, sendo necessário que informe o estabelecimento (no caso do gestor do estabelecimento, não estará disponível esta opção) e período da solicitação de pedidos para obter as<text:s/>seguintes informações dos pedidos: número do pedido, cliente, pratos, valor total e avaliação (se houver).</text:p>
      <text:p text:style-name="P164"/>
      <text:p text:style-name="P165">RQN17 - Consultar Cliente por estabelecimento</text:p>
      <text:p text:style-name="P166">A qualquer momento o administrador ou gestor do estabelecimento poderá gerar um relatório com informações de pedidos de cliente, sendo necessário que informe o estabelecimento (no caso do gestor do estabelecimento, não estará disponível esta opção) para obter as seguintes informações dos clientes: nome, endereço, sexo, data de nascimento, telefone fixo e celular.</text:p>
      <text:p text:style-name="P167"/>
      <text:h text:style-name="Heading2" text:outline-level="2">Inversos</text:h>
      <text:p text:style-name="P168">RQN25 - Neste momento o sistema não fará notificações de pedido ao estabelecimento via SMS</text:p>
      <text:p text:style-name="P169">RQN26 - Neste momento o sistema não será internacionalizado</text:p>
      <text:p text:style-name="P170"/>
      <text:h text:style-name="Heading2" text:outline-level="2">Não Funcionais</text:h>
      <text:p text:style-name="P171">RQN18 - O sistema deverá estar disponível 24h durante os 7 dias da<text:s/>semana</text:p>
      <text:p text:style-name="P172">RQN19 - Será tolerado um tempo máximo de 7h por semana sem a aplicação no ar</text:p>
      <text:p text:style-name="P173">RQN20 - O sistema deverá suportar inicialmente 10 usuários simultâneos realizando pedidos e a capacidade de 200 pedidos por hora</text:p>
      <text:p text:style-name="P174">RQN21 - O sistema não deve demorar mais do<text:s/>que 45 segundos para atualizar o quadro de pedidos</text:p>
      <text:p text:style-name="P175">RQN22 - O sistema web deve ser compatível com as normas do W3C para XHTML 1.0 transitional</text:p>
      <text:p text:style-name="P176">RQN23 - O sistema deverá guardar cópias de segurança diariamente</text:p>
      <text:p text:style-name="P177">RQN24 - O controle de acesso dos usuários será realizado através do Middleware MACA</text:p>
      <text:p text:style-name="P178"/>
      <text:h text:style-name="Heading1" text:outline-level="1">Restrições</text:h>
      <text:p text:style-name="P179">O sistema estará licenciado sob a GPLv3.</text:p>
      <text:h text:style-name="Heading1" text:outline-level="1">Itens cancelados</text:h>
      <text:p text:style-name="P180">Não há.</text:p>
      <text:p text:style-name="P181"/>
      <text:p text:style-name="P182"/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 fo:text-indent="0.1965in"/>
      <style:text-properties style:font-name="Arial" fo:font-weight="bold" style:font-weight-asian="bold" fo:font-size="14pt" style:font-size-asian="14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WW8Num4z1" style:display-name="WW8Num4z1" style:family="text">
      <style:text-properties style:font-name="Courier New"/>
    </style:style>
    <style:style style:name="WW8Num5z0" style:display-name="WW8Num5z0" style:family="text">
      <style:text-properties style:font-name="Times New Roman" style:font-name-asian="Times New Roman" style:font-name-complex="Times New Roman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WW8Num10z0" style:display-name="WW8Num10z0" style:family="text">
      <style:text-properties style:font-name="Courier New"/>
    </style:style>
    <style:style style:name="WW8Num10z2" style:display-name="WW8Num10z2" style:family="text">
      <style:text-properties style:font-name="Wingdings"/>
    </style:style>
    <style:style style:name="WW8Num10z3" style:display-name="WW8Num10z3" style:family="text">
      <style:text-properties style:font-name="Symbol"/>
    </style:style>
    <style:style style:name="WW8Num14z0" style:display-name="WW8Num14z0" style:family="text">
      <style:text-properties style:font-name="Times New Roman" style:font-name-complex="Times New Roman"/>
    </style:style>
    <style:style style:name="WW8Num15z0" style:display-name="WW8Num15z0" style:family="text">
      <style:text-properties fo:color="#000000"/>
    </style:style>
    <style:style style:name="WW8Num16z0" style:display-name="WW8Num16z0" style:family="text">
      <style:text-properties style:font-name="Times New Roman" style:font-name-complex="Times New Roman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Times New Roman" style:font-name-asian="Times New Roman" style:font-name-complex="Times New Roman"/>
    </style:style>
    <style:style style:name="WW8Num17z1" style:display-name="WW8Num17z1" style:family="text">
      <style:text-properties style:font-name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3z1" style:display-name="WW8Num23z1" style:family="text">
      <style:text-properties style:font-name="Symbol"/>
    </style:style>
    <style:style style:name="WW8Num26z0" style:display-name="WW8Num26z0" style:family="text">
      <style:text-properties style:font-name="Wingdings" fo:font-size="8pt" style:font-size-asian="8pt"/>
    </style:style>
    <style:style style:name="WW8Num26z1" style:display-name="WW8Num26z1" style:family="text">
      <style:text-properties style:font-name="Courier New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WW8Num28z0" style:display-name="WW8Num28z0" style:family="text">
      <style:text-properties style:font-name="Symbol" fo:font-size="10pt" style:font-size-asian="10pt"/>
    </style:style>
    <style:style style:name="WW8Num28z1" style:display-name="WW8Num28z1" style:family="text">
      <style:text-properties style:font-name="Wingdings"/>
    </style:style>
    <style:style style:name="WW8Num29z0" style:display-name="WW8Num29z0" style:family="text">
      <style:text-properties style:font-name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6LVL2" style:family="text">
      <style:text-properties style:font-name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5" style:display-name="WW8Num5">
      <text:list-level-style-bullet text:level="1" text:style-name="WW_CharLFO7LVL1" text:bullet-char="-">
        <style:list-level-properties/>
        <style:text-properties style:font-name="Times New Roman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8" style:display-name="WW8Num8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2LVL1" style:family="text">
      <style:text-properties style:font-name="Courier New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text:list-style style:name="WW8Num10" style:display-name="WW8Num10">
      <text:list-level-style-bullet text:level="1" text:style-name="WW_CharLFO12LVL1" text:bullet-char="o">
        <style:list-level-properties/>
        <style:text-properties style:font-name="Courier New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6LVL1" style:family="text">
      <style:text-properties style:font-name="Times New Roman" style:font-name-complex="Times New Roman"/>
    </style:style>
    <text:list-style style:name="WW8Num14" style:display-name="WW8Num14">
      <text:list-level-style-bullet text:level="1" text:style-name="WW_CharLFO16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7LVL1" style:family="text">
      <style:text-properties fo:color="#000000"/>
    </style:style>
    <text:list-style style:name="WW8Num15" style:display-name="WW8Num15">
      <text:list-level-style-number text:level="1" text:style-name="WW_CharLFO17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8LVL1" style:family="text">
      <style:text-properties style:font-name="Times New Roman" style:font-name-complex="Times New Roman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6" style:display-name="WW8Num16">
      <text:list-level-style-bullet text:level="1" text:style-name="WW_CharLFO18LVL1" text:bullet-char="-">
        <style:list-level-properties/>
        <style:text-properties style:font-name="Times New Roman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Times New Roman" style:font-name-asian="Times New Roman" style:font-name-complex="Times New Roman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7" style:display-name="WW8Num17">
      <text:list-level-style-bullet text:level="1" text:style-name="WW_CharLFO19LVL1" text:bullet-char="-">
        <style:list-level-properties/>
        <style:text-properties style:font-name="Times New Roman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9" style:display-name="WW8Num19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5LVL2" style:family="text">
      <style:text-properties style:font-name="Symbo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bullet text:level="2" text:style-name="WW_CharLFO2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Wingdings" fo:font-size="8pt" style:font-size-asian="8pt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6" style:display-name="WW8Num26">
      <text:list-level-style-bullet text:level="1" text:style-name="WW_CharLFO28LVL1" text:bullet-char="">
        <style:list-level-properties/>
        <style:text-properties style:font-name="Wingdings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Times New Roman" style:font-name-asian="Times New Roman" style:font-name-complex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7" style:display-name="WW8Num27">
      <text:list-level-style-bullet text:level="1" text:style-name="WW_CharLFO29LVL1" text:bullet-char="-">
        <style:list-level-properties/>
        <style:text-properties style:font-name="Times New Roman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Wingdings"/>
    </style:style>
    <text:list-style style:name="WW8Num28" style:display-name="WW8Num28">
      <text:list-level-style-bullet text:level="1" text:style-name="WW_CharLFO30LVL1" text:bullet-char="">
        <style:list-level-properties/>
        <style:text-properties style:font-name="Symbol"/>
      </text:list-level-style-bullet>
      <text:list-level-style-bullet text:level="2" text:style-name="WW_CharLFO3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8Num29" style:display-name="WW8Num29">
      <text:list-level-style-bullet text:level="1" text:style-name="WW_CharLFO31LVL1" text:bullet-char="">
        <style:list-level-properties/>
        <style:text-properties style:font-name="Symbol"/>
      </text:list-level-style-bullet>
      <text:list-level-style-bullet text:level="2" text:style-name="WW_CharLFO31LVL2" text:bullet-char="o">
        <style:list-level-properties/>
        <style:text-properties style:font-name="Courier New"/>
      </text:list-level-style-bullet>
      <text:list-level-style-bullet text:level="3" text:style-name="WW_CharLFO31LVL3" text:bullet-char="">
        <style:list-level-properties/>
        <style:text-properties style:font-name="Wingdings"/>
      </text:list-level-style-bullet>
      <text:list-level-style-bullet text:level="4" text:style-name="WW_CharLFO31LVL4" text:bullet-char="">
        <style:list-level-properties/>
        <style:text-properties style:font-name="Symbol"/>
      </text:list-level-style-bullet>
      <text:list-level-style-bullet text:level="5" text:style-name="WW_CharLFO31LVL5" text:bullet-char="o">
        <style:list-level-properties/>
        <style:text-properties style:font-name="Courier New"/>
      </text:list-level-style-bullet>
      <text:list-level-style-bullet text:level="6" text:style-name="WW_CharLFO31LVL6" text:bullet-char="">
        <style:list-level-properties/>
        <style:text-properties style:font-name="Wingdings"/>
      </text:list-level-style-bullet>
      <text:list-level-style-bullet text:level="7" text:style-name="WW_CharLFO31LVL7" text:bullet-char="">
        <style:list-level-properties/>
        <style:text-properties style:font-name="Symbol"/>
      </text:list-level-style-bullet>
      <text:list-level-style-bullet text:level="8" text:style-name="WW_CharLFO31LVL8" text:bullet-char="o">
        <style:list-level-properties/>
        <style:text-properties style:font-name="Courier New"/>
      </text:list-level-style-bullet>
      <text:list-level-style-bullet text:level="9" text:style-name="WW_CharLFO31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fo:font-size="10pt" style:font-size-asian="10pt"/>
    </style:style>
    <style:style style:name="T4" style:parent-style-name="PageNumber" style:family="text">
      <style:text-properties fo:font-size="10pt" style:font-size-asian="10pt" fo:language="en" fo:country="US"/>
    </style:style>
    <style:style style:name="T5" style:parent-style-name="PageNumber" style:family="text">
      <style:text-properties fo:font-size="10pt" style:font-size-asian="10pt" fo:language="en" fo:country="US"/>
    </style:style>
    <style:style style:name="T6" style:parent-style-name="PageNumber" style:family="text">
      <style:text-properties fo:font-size="10pt" style:font-size-asian="10pt"/>
    </style:style>
    <style:style style:name="T7" style:parent-style-name="PageNumber" style:family="text">
      <style:text-properties fo:font-size="10pt" style:font-size-asian="10pt"/>
    </style:style>
    <style:style style:name="T8" style:parent-style-name="PageNumber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<text:file-name text:fixed="false" text:display="name-and-extension">Documento de Visão</text:file-name></text:span><text:span text:style-name="T4"><text:tab/></text:span><text:span text:style-name="T5"><text:tab/>Pag.<text:s/></text:span><text:span text:style-name="T6"><text:page-number text:fixed="false">1</text:page-number></text:span><text:span text:style-name="T7">/</text:span><text:span text:style-name="T8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Visão</dc:title>
    <meta:initial-creator>Administrador</meta:initial-creator>
    <dc:creator>Janaina Faria de Oliveira</dc:creator>
    <meta:creation-date>2008-10-18T13:40:00Z</meta:creation-date>
    <dc:date>2009-10-16T02:50:00Z</dc:date>
    <meta:template xlink:href="Normal.dotm" xlink:type="simple"/>
    <meta:editing-cycles>66</meta:editing-cycles>
    <meta:editing-duration>PT15960S</meta:editing-duration>
    <meta:user-defined meta:name="ReqProMenus" meta:value-type="boolean">false</meta:user-defined>
    <meta:document-statistic meta:page-count="5" meta:paragraph-count="23" meta:word-count="1804" meta:character-count="11527" meta:row-count="81" meta:non-whitespace-character-count="9746"/>
  </office:meta>
</office:document-meta>
</file>